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57in"/>
    </style:style>
    <style:style style:name="co2" style:family="table-column">
      <style:table-column-properties fo:break-before="auto" style:column-width="0.6472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#333333" style:text-align-source="fix" style:repeat-content="false" fo:border="0.06pt solid #ffffff"/>
      <style:paragraph-properties fo:text-align="start"/>
      <style:text-properties fo:color="#ffffff" style:font-name="LM Roman Caps 10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7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12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13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9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/>
    </style:style>
    <style:style style:name="ce18" style:family="table-cell" style:parent-style-name="Default">
      <style:table-cell-properties fo:background-color="#333333" style:text-align-source="fix" style:repeat-content="false" fo:border="0.06pt solid #ffffff"/>
      <style:paragraph-properties fo:text-align="end" fo:margin-left="0in"/>
      <style:text-properties fo:color="#ffffff" style:font-name="LM Roman Caps 10" fo:font-size="10pt" fo:font-style="normal" style:text-underline-style="none" fo:font-weight="normal"/>
    </style:style>
    <style:style style:name="ce16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" style:family="table-cell" style:parent-style-name="Default">
      <style:text-properties fo:color="#000000" style:font-name="Sans" fo:font-size="10pt" fo:font-style="italic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5"/>
        <table:table-column table:style-name="co3" table:number-columns-repeated="2" table:default-cell-style-name="ce15"/>
        <table:table-column table:style-name="co4" table:number-columns-repeated="217" table:default-cell-style-name="Default"/>
        <table:table-row table:style-name="ro1">
          <table:table-cell table:style-name="ce5" office:value-type="string" calcext:value-type="string">
            <text:p>NOM</text:p>
          </table:table-cell>
          <table:table-cell table:style-name="ce13" office:value-type="string" calcext:value-type="string">
            <text:p>Lettre</text:p>
          </table:table-cell>
          <table:table-cell table:style-name="ce13" office:value-type="string" calcext:value-type="string">
            <text:p>M/B</text:p>
          </table:table-cell>
          <table:table-cell table:style-name="ce16" office:value-type="string" calcext:value-type="string">
            <text:p>Note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5" table:number-columns-repeated="4"/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Antigny</text:p>
          </table:table-cell>
          <table:table-cell table:style-name="ce19" office:value-type="string" calcext:value-type="string">
            <text:p>a</text:p>
          </table:table-cell>
          <table:table-cell table:style-name="ce18" office:value-type="float" office:value="-1" calcext:value-type="float">
            <text:p>-1</text:p>
          </table:table-cell>
          <table:table-cell table:style-name="ce16" table:formula="of:=22.5-5*COLUMN(INDIRECT([.B3]&amp;1)) +1.5*[.C3]" office:value-type="float" office:value="16" calcext:value-type="float">
            <text:p>16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Ayari 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4]&amp;1)) +1.5*[.C4]" office:value-type="float" office:value="14" calcext:value-type="float">
            <text:p>14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adré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5]&amp;1)) +1.5*[.C5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erthelot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6]&amp;1)) +1.5*[.C6]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izid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7]&amp;1)) +1.5*[.C7]" office:value-type="float" office:value="6" calcext:value-type="float">
            <text:p>6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rescon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8]&amp;1)) +1.5*[.C8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runo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9]&amp;1)) +1.5*[.C9]" office:value-type="float" office:value="6" calcext:value-type="float">
            <text:p>6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Castet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10]&amp;1)) +1.5*[.C10]" office:value-type="float" office:value="16" calcext:value-type="float">
            <text:p>16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Cazère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11]&amp;1)) +1.5*[.C11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Chappaz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12]&amp;1)) +1.5*[.C12]" office:value-type="float" office:value="19" calcext:value-type="float">
            <text:p>19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Droin</text:p>
          </table:table-cell>
          <table:table-cell table:style-name="ce19" office:value-type="string" calcext:value-type="string">
            <text:p>a</text:p>
          </table:table-cell>
          <table:table-cell table:style-name="ce19"/>
          <table:table-cell table:style-name="ce16" table:formula="of:=22.5-5*COLUMN(INDIRECT([.B13]&amp;1)) +1.5*[.C13]" office:value-type="float" office:value="17.5" calcext:value-type="float">
            <text:p>17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Dubois</text:p>
          </table:table-cell>
          <table:table-cell table:style-name="ce19" office:value-type="string" calcext:value-type="string">
            <text:p>a</text:p>
          </table:table-cell>
          <table:table-cell table:style-name="ce19"/>
          <table:table-cell table:style-name="ce16" table:formula="of:=22.5-5*COLUMN(INDIRECT([.B14]&amp;1)) +1.5*[.C14]" office:value-type="float" office:value="17.5" calcext:value-type="float">
            <text:p>17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Gabriel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15]&amp;1)) +1.5*[.C15]" office:value-type="float" office:value="16" calcext:value-type="float">
            <text:p>16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Goujon</text:p>
          </table:table-cell>
          <table:table-cell table:style-name="ce19" table:number-columns-repeated="2"/>
          <table:table-cell table:style-name="ce16" table:formula="of:=22.5-5*COLUMN(INDIRECT([.B16]&amp;1)) +1.5*[.C16]" office:value-type="string" office:string-value="" calcext:value-type="error">
            <text:p>#RÉF !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Guéla</text:p>
          </table:table-cell>
          <table:table-cell table:style-name="ce19" table:number-columns-repeated="2"/>
          <table:table-cell table:style-name="ce16" table:formula="of:=22.5-5*COLUMN(INDIRECT([.B17]&amp;1)) +1.5*[.C17]" office:value-type="string" office:string-value="" calcext:value-type="error">
            <text:p>#RÉF !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Kadiri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18]&amp;1)) +1.5*[.C18]" office:value-type="float" office:value="14" calcext:value-type="float">
            <text:p>14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Larroque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19]&amp;1)) +1.5*[.C19]" office:value-type="float" office:value="16" calcext:value-type="float">
            <text:p>16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Lemaitre</text:p>
          </table:table-cell>
          <table:table-cell table:style-name="ce19" office:value-type="string" calcext:value-type="string">
            <text:p>a</text:p>
          </table:table-cell>
          <table:table-cell table:style-name="ce19"/>
          <table:table-cell table:style-name="ce16" table:formula="of:=22.5-5*COLUMN(INDIRECT([.B20]&amp;1)) +1.5*[.C20]" office:value-type="float" office:value="17.5" calcext:value-type="float">
            <text:p>17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Loustalot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21]&amp;1)) +1.5*[.C21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Maroun</text:p>
          </table:table-cell>
          <table:table-cell table:style-name="ce19" office:value-type="string" calcext:value-type="string">
            <text:p>a</text:p>
          </table:table-cell>
          <table:table-cell table:style-name="ce19"/>
          <table:table-cell table:style-name="ce16" table:formula="of:=22.5-5*COLUMN(INDIRECT([.B22]&amp;1)) +1.5*[.C22]" office:value-type="float" office:value="17.5" calcext:value-type="float">
            <text:p>17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Morlan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23]&amp;1)) +1.5*[.C23]" office:value-type="float" office:value="16" calcext:value-type="float">
            <text:p>16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Mukoko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24]&amp;1)) +1.5*[.C24]" office:value-type="float" office:value="14" calcext:value-type="float">
            <text:p>14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Ollé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25]&amp;1)) +1.5*[.C25]" office:value-type="float" office:value="16" calcext:value-type="float">
            <text:p>16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peycheran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26]&amp;1)) +1.5*[.C26]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Roubio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27]&amp;1)) +1.5*[.C27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Ruelland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28]&amp;1)) +1.5*[.C28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Saint-Paul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29]&amp;1)) +1.5*[.C29]" office:value-type="float" office:value="16" calcext:value-type="float">
            <text:p>16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Sauriac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30]&amp;1)) +1.5*[.C30]" office:value-type="float" office:value="14" calcext:value-type="float">
            <text:p>14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Schmit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31]&amp;1)) +1.5*[.C31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Schorsch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32]&amp;1)) +1.5*[.C32]" office:value-type="float" office:value="19" calcext:value-type="float">
            <text:p>19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Serra</text:p>
          </table:table-cell>
          <table:table-cell table:style-name="ce19" office:value-type="string" calcext:value-type="string">
            <text:p>a</text:p>
          </table:table-cell>
          <table:table-cell table:style-name="ce19"/>
          <table:table-cell table:style-name="ce16" table:formula="of:=22.5-5*COLUMN(INDIRECT([.B33]&amp;1)) +1.5*[.C33]" office:value-type="float" office:value="17.5" calcext:value-type="float">
            <text:p>17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Vassal</text:p>
          </table:table-cell>
          <table:table-cell table:style-name="ce19" office:value-type="string" calcext:value-type="string">
            <text:p>a</text:p>
          </table:table-cell>
          <table:table-cell table:style-name="ce19"/>
          <table:table-cell table:style-name="ce16" table:formula="of:=22.5-5*COLUMN(INDIRECT([.B34]&amp;1)) +1.5*[.C34]" office:value-type="float" office:value="17.5" calcext:value-type="float">
            <text:p>17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Zouin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35]&amp;1)) +1.5*[.C35]" office:value-type="float" office:value="16" calcext:value-type="float">
            <text:p>16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 table:number-rows-repeated="24">
          <table:table-cell table:style-name="ce12" table:number-columns-repeated="29"/>
          <table:table-cell table:style-name="ce1" table:number-columns-repeated="192"/>
        </table:table-row>
        <table:table-row table:style-name="ro1" table:number-rows-repeated="39">
          <table:table-cell table:style-name="ce1"/>
          <table:table-cell table:style-name="ce12" table:number-columns-repeated="3"/>
          <table:table-cell table:style-name="ce1" table:number-columns-repeated="9"/>
          <table:table-cell table:style-name="ce12" table:number-columns-repeated="16"/>
          <table:table-cell table:style-name="ce1" table:number-columns-repeated="192"/>
        </table:table-row>
        <table:table-row table:style-name="ro1" table:number-rows-repeated="65417">
          <table:table-cell table:style-name="ce1"/>
          <table:table-cell table:style-name="ce12" table:number-columns-repeated="3"/>
          <table:table-cell table:style-name="ce1" table:number-columns-repeated="217"/>
        </table:table-row>
        <table:table-row table:style-name="ro1" table:number-rows-repeated="5">
          <table:table-cell/>
          <table:table-cell table:style-name="ce12" table:number-columns-repeated="3"/>
          <table:table-cell/>
          <table:table-cell table:style-name="ce1" table:number-columns-repeated="216"/>
        </table:table-row>
        <table:table-row table:style-name="ro1" table:number-rows-repeated="2">
          <table:table-cell/>
          <table:table-cell table:style-name="ce12" table:number-columns-repeated="3"/>
          <table:table-cell table:number-columns-repeated="217"/>
        </table:table-row>
        <table:table-row table:style-name="ro1" table:number-rows-repeated="983053">
          <table:table-cell table:number-columns-repeated="221"/>
        </table:table-row>
        <table:table-row table:style-name="ro1">
          <table:table-cell table:number-columns-repeated="221"/>
        </table:table-row>
      </table:table>
      <table:table table:name="Histogramme (1)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53" table:default-cell-style-name="ce1"/>
        <table:table-row table:style-name="ro1">
          <table:table-cell table:style-name="ce2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[$Feuille1.$B$3:$Feuille1.$B$23]&lt;=[.A3];0;1)*IF([$Feuille1.$B$3:$Feuille1.$B$23]&gt;[.B3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[$Feuille1.$B$3:$Feuille1.$B$23]&lt;=[.A4];0;1)*IF([$Feuille1.$B$3:$Feuille1.$B$23]&gt;[.B4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[$Feuille1.$B$3:$Feuille1.$B$23]&lt;=[.A5];0;1)*IF([$Feuille1.$B$3:$Feuille1.$B$23]&gt;[.B5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[$Feuille1.$B$3:$Feuille1.$B$23]&lt;=[.A6];0;1)*IF([$Feuille1.$B$3:$Feuille1.$B$23]&gt;[.B6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[$Feuille1.$B$3:$Feuille1.$B$23]&lt;=[.A7];0;1)*IF([$Feuille1.$B$3:$Feuille1.$B$23]&gt;[.B7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[$Feuille1.$B$3:$Feuille1.$B$23]&lt;=[.A8];0;1)*IF([$Feuille1.$B$3:$Feuille1.$B$23]&gt;[.B8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[$Feuille1.$B$3:$Feuille1.$B$23]&lt;=[.A9];0;1)*IF([$Feuille1.$B$3:$Feuille1.$B$23]&gt;[.B9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[$Feuille1.$B$3:$Feuille1.$B$23]&lt;=[.A10];0;1)*IF([$Feuille1.$B$3:$Feuille1.$B$23]&gt;[.B10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[$Feuille1.$B$3:$Feuille1.$B$23]&lt;=[.A11];0;1)*IF([$Feuille1.$B$3:$Feuille1.$B$23]&gt;[.B11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[$Feuille1.$B$3:$Feuille1.$B$23]&lt;=[.A12];0;1)*IF([$Feuille1.$B$3:$Feuille1.$B$23]&gt;[.B12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[$Feuille1.$B$3:$Feuille1.$B$23]&lt;=[.A13];0;1)*IF([$Feuille1.$B$3:$Feuille1.$B$23]&gt;[.B13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[$Feuille1.$B$3:$Feuille1.$B$23]&lt;=[.A14];0;1)*IF([$Feuille1.$B$3:$Feuille1.$B$23]&gt;[.B14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[$Feuille1.$B$3:$Feuille1.$B$23]&lt;=[.A15];0;1)*IF([$Feuille1.$B$3:$Feuille1.$B$23]&gt;[.B15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[$Feuille1.$B$3:$Feuille1.$B$23]&lt;=[.A16];0;1)*IF([$Feuille1.$B$3:$Feuille1.$B$23]&gt;[.B16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[$Feuille1.$B$3:$Feuille1.$B$23]&lt;=[.A17];0;1)*IF([$Feuille1.$B$3:$Feuille1.$B$23]&gt;[.B17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[$Feuille1.$B$3:$Feuille1.$B$23]&lt;=[.A18];0;1)*IF([$Feuille1.$B$3:$Feuille1.$B$23]&gt;[.B18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[$Feuille1.$B$3:$Feuille1.$B$23]&lt;=[.A19];0;1)*IF([$Feuille1.$B$3:$Feuille1.$B$23]&gt;[.B19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[$Feuille1.$B$3:$Feuille1.$B$23]&lt;=[.A20];0;1)*IF([$Feuille1.$B$3:$Feuille1.$B$23]&gt;[.B20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[$Feuille1.$B$3:$Feuille1.$B$23]&lt;=[.A21];0;1)*IF([$Feuille1.$B$3:$Feuille1.$B$23]&gt;[.B21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[$Feuille1.$B$3:$Feuille1.$B$23]&lt;=[.A22];0;1)*IF([$Feuille1.$B$3:$Feuille1.$B$23]&gt;[.B22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10:16:45.032209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1-28T10:34:11.711483212</dc:date>
    <meta:editing-duration>PT20H52M20S</meta:editing-duration>
    <meta:editing-cycles>429</meta:editing-cycles>
    <meta:generator>LibreOffice/6.4.7.2$Linux_X86_64 LibreOffice_project/40$Build-2</meta:generator>
    <meta:document-statistic meta:table-count="2" meta:cell-count="206" meta:object-count="0"/>
  </office:meta>
</office:document-meta>
</file>